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94" office:value-type="string" calcext:value-type="string">
            <text:p>TP réseau</text:p>
          </table:table-cell>
          <table:table-cell table:style-name="ce94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16"/>
          <table:table-cell table:style-name="ce16" table:number-columns-repeated="17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Fonctions logiques</text:p>
          </table:table-cell>
          <table:table-cell table:style-name="ce94" office:value-type="string" calcext:value-type="string">
            <text:p>Fonctions logiques – partie 2</text:p>
          </table:table-cell>
          <table:table-cell table:style-name="ce94" office:value-type="string" calcext:value-type="string">
            <text:p>TP circuits combinatoires</text:p>
          </table:table-cell>
          <table:table-cell table:style-name="ce94"/>
          <table:table-cell table:style-name="ce94" office:value-type="string" calcext:value-type="string">
            <text:p>--&gt; types et valeurs de bases</text:p>
          </table:table-cell>
          <table:table-cell table:style-name="ce94" office:value-type="string" calcext:value-type="string">
            <text:p>systèmes d’exploitation ?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table:number-columns-repeated="22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3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17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7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19" table:default-cell-style-name="ce108"/>
        <table:table-column table:style-name="co4" table:number-columns-repeated="5" table:default-cell-style-name="ce108"/>
        <table:table-column table:style-name="co4" table:number-columns-repeated="99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4" table:number-rows-spanned="1">
            <text:p>paradigmes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5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4"/>
          <table:table-cell table:style-name="ce32" table:number-columns-repeated="40"/>
          <table:table-cell table:style-name="ce33" table:number-columns-repeated="955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5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0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1001"/>
        </table:table-row>
        <table:table-row table:style-name="ro5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1"/>
          <table:table-cell table:number-columns-repeated="1001"/>
        </table:table-row>
        <table:table-row table:style-name="ro5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0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1"/>
          <table:table-cell table:number-columns-repeated="1001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1"/>
          <table:table-cell table:number-columns-repeated="1001"/>
        </table:table-row>
        <table:table-row table:style-name="ro9">
          <table:table-cell table:number-columns-repeated="2"/>
          <table:table-cell table:style-name="ce104" table:number-columns-repeated="21"/>
          <table:table-cell table:number-columns-repeated="100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1"/>
          <table:table-cell table:number-columns-repeated="1001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1"/>
          <table:table-cell table:number-columns-repeated="1001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4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7"/>
          <table:table-cell table:number-columns-repeated="1001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1"/>
          <table:table-cell table:number-columns-repeated="1001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1"/>
          <table:table-cell table:number-columns-repeated="1001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0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1"/>
          <table:table-cell table:number-columns-repeated="1001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1"/>
          <table:table-cell table:number-columns-repeated="1001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1"/>
          <table:table-cell table:number-columns-repeated="100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09T15:52:36.302467180</dc:date>
    <meta:editing-duration>P35DT19H9M38S</meta:editing-duration>
    <meta:editing-cycles>489</meta:editing-cycles>
    <meta:generator>LibreOffice/6.1.5.2$Linux_X86_64 LibreOffice_project/10$Build-2</meta:generator>
    <meta:document-statistic meta:table-count="3" meta:cell-count="424" meta:object-count="0"/>
  </office:meta>
</office:document-meta>
</file>